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2" fo:font-size="9pt" fo:font-weight="bold" officeooo:rsid="0005b6e9" officeooo:paragraph-rsid="0005b6e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2" officeooo:rsid="000bd029" officeooo:paragraph-rsid="000bd029"/>
    </style:style>
    <style:style style:name="P3" style:family="paragraph" style:parent-style-name="Standard">
      <style:text-properties style:font-name="Liberation Sans2" officeooo:rsid="000f63e0" officeooo:paragraph-rsid="000f8895"/>
    </style:style>
    <style:style style:name="P4" style:family="paragraph" style:parent-style-name="Standard">
      <style:text-properties style:font-name="Liberation Sans2" officeooo:rsid="000f8895" officeooo:paragraph-rsid="000f8895"/>
    </style:style>
    <style:style style:name="P5" style:family="paragraph" style:parent-style-name="Standard">
      <style:text-properties style:font-name="Liberation Sans2" officeooo:rsid="00107fbf" officeooo:paragraph-rsid="00107fbf"/>
    </style:style>
    <style:style style:name="P6" style:family="paragraph" style:parent-style-name="Standard">
      <style:text-properties style:font-name="Liberation Sans2" officeooo:rsid="00107fbf" officeooo:paragraph-rsid="00119357"/>
    </style:style>
    <style:style style:name="P7" style:family="paragraph" style:parent-style-name="Standard">
      <style:text-properties style:font-name="Liberation Sans2" officeooo:rsid="00119357" officeooo:paragraph-rsid="00119357"/>
    </style:style>
    <style:style style:name="P8" style:family="paragraph" style:parent-style-name="Standard">
      <style:text-properties style:font-name="Liberation Sans2" officeooo:paragraph-rsid="0014b7ae"/>
    </style:style>
    <style:style style:name="P9" style:family="paragraph" style:parent-style-name="Standard">
      <style:text-properties style:font-name="Liberation Sans2" officeooo:rsid="00127724" officeooo:paragraph-rsid="00127724"/>
    </style:style>
    <style:style style:name="P10" style:family="paragraph" style:parent-style-name="Standard">
      <style:text-properties officeooo:paragraph-rsid="000bd029"/>
    </style:style>
    <style:style style:name="P11" style:family="paragraph" style:parent-style-name="Standard">
      <style:text-properties officeooo:paragraph-rsid="00101832"/>
    </style:style>
    <style:style style:name="P12" style:family="paragraph" style:parent-style-name="Standard">
      <style:text-properties officeooo:paragraph-rsid="001226aa"/>
    </style:style>
    <style:style style:name="P13" style:family="paragraph" style:parent-style-name="Standard">
      <style:text-properties officeooo:paragraph-rsid="00127724"/>
    </style:style>
    <style:style style:name="P14" style:family="paragraph" style:parent-style-name="Standard">
      <style:text-properties officeooo:rsid="0014b613" officeooo:paragraph-rsid="0014b613"/>
    </style:style>
    <style:style style:name="P15" style:family="paragraph" style:parent-style-name="Standard">
      <style:text-properties officeooo:paragraph-rsid="00135b27"/>
    </style:style>
    <style:style style:name="P16" style:family="paragraph" style:parent-style-name="Standard">
      <style:text-properties officeooo:paragraph-rsid="0014b7ae"/>
    </style:style>
    <style:style style:name="P17" style:family="paragraph" style:parent-style-name="Standard">
      <style:text-properties style:font-name="Liberation Sans" officeooo:rsid="000c1acd" officeooo:paragraph-rsid="0014b7ae"/>
    </style:style>
    <style:style style:name="P18" style:family="paragraph" style:parent-style-name="Text_20_body">
      <style:text-properties style:font-name="Liberation Sans2" officeooo:rsid="000a2c6e" officeooo:paragraph-rsid="0014b7ae"/>
    </style:style>
    <style:style style:name="P19" style:family="paragraph" style:parent-style-name="Text_20_body">
      <style:paragraph-properties fo:text-align="center" style:justify-single-word="false"/>
      <style:text-properties officeooo:rsid="0014b7ae" officeooo:paragraph-rsid="0014b7ae"/>
    </style:style>
    <style:style style:name="P20" style:family="paragraph" style:parent-style-name="Heading_20_1">
      <style:text-properties officeooo:rsid="0002634c" officeooo:paragraph-rsid="000394a6"/>
    </style:style>
    <style:style style:name="P21" style:family="paragraph" style:parent-style-name="Heading_20_1">
      <style:text-properties officeooo:paragraph-rsid="000394a6"/>
    </style:style>
    <style:style style:name="P22" style:family="paragraph" style:parent-style-name="Heading_20_2">
      <style:text-properties officeooo:paragraph-rsid="000394a6"/>
    </style:style>
    <style:style style:name="P23" style:family="paragraph" style:parent-style-name="Standard">
      <style:text-properties style:font-name="Liberation Sans2" officeooo:rsid="000e73ef" officeooo:paragraph-rsid="001b7fd2"/>
    </style:style>
    <style:style style:name="P24" style:family="paragraph" style:parent-style-name="Standard" style:list-style-name="L1">
      <style:text-properties style:font-name="Liberation Sans2" officeooo:rsid="001b7fd2" officeooo:paragraph-rsid="001b7fd2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a3cd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2"/>
    </style:style>
    <style:style style:name="T7" style:family="text">
      <style:text-properties style:font-name="Liberation Sans2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2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style:font-name="Liberation Sans2" officeooo:rsid="000e73ef"/>
    </style:style>
    <style:style style:name="T10" style:family="text">
      <style:text-properties style:font-name="Liberation Sans2" officeooo:rsid="000bd029"/>
    </style:style>
    <style:style style:name="T11" style:family="text">
      <style:text-properties style:font-name="Liberation Sans2" officeooo:rsid="000f1185"/>
    </style:style>
    <style:style style:name="T12" style:family="text">
      <style:text-properties style:font-name="Liberation Sans2" officeooo:rsid="00107fbf"/>
    </style:style>
    <style:style style:name="T13" style:family="text">
      <style:text-properties style:font-name="Liberation Sans2" officeooo:rsid="00101832"/>
    </style:style>
    <style:style style:name="T14" style:family="text">
      <style:text-properties style:font-name="Liberation Sans2" officeooo:rsid="0014b613"/>
    </style:style>
    <style:style style:name="T15" style:family="text">
      <style:text-properties style:font-name="Liberation Sans2" officeooo:rsid="0014b7ae"/>
    </style:style>
    <style:style style:name="T16" style:family="text">
      <style:text-properties style:font-name="Liberation Sans2" officeooo:rsid="001683d7"/>
    </style:style>
    <style:style style:name="T17" style:family="text">
      <style:text-properties style:font-name="Liberation Sans2" officeooo:rsid="001226aa"/>
    </style:style>
    <style:style style:name="T18" style:family="text">
      <style:text-properties style:font-name="Liberation Sans2" officeooo:rsid="00127724"/>
    </style:style>
    <style:style style:name="T19" style:family="text">
      <style:text-properties style:font-name="Liberation Sans2" fo:font-style="italic" officeooo:rsid="000bd029" style:font-style-asian="italic" style:font-style-complex="italic"/>
    </style:style>
    <style:style style:name="T20" style:family="text">
      <style:text-properties style:font-name="Liberation Sans2" officeooo:rsid="0019b186"/>
    </style:style>
    <style:style style:name="T21" style:family="text">
      <style:text-properties style:font-name="Liberation Sans2" officeooo:rsid="001b7fd2"/>
    </style:style>
    <style:style style:name="T22" style:family="text">
      <style:text-properties officeooo:rsid="0002634c"/>
    </style:style>
    <style:style style:name="T23" style:family="text">
      <style:text-properties officeooo:rsid="0002bc11"/>
    </style:style>
    <style:style style:name="T24" style:family="text">
      <style:text-properties officeooo:rsid="000394a6"/>
    </style:style>
    <style:style style:name="T25" style:family="text">
      <style:text-properties officeooo:rsid="000f8895"/>
    </style:style>
    <style:style style:name="T26" style:family="text">
      <style:text-properties style:font-name="Liberation Sans1" officeooo:rsid="000f8895"/>
    </style:style>
    <style:style style:name="T27" style:family="text">
      <style:text-properties officeooo:rsid="00101832"/>
    </style:style>
    <style:style style:name="T28" style:family="text">
      <style:text-properties officeooo:rsid="0014b7ae"/>
    </style:style>
    <style:style style:name="T29" style:family="text">
      <style:text-properties officeooo:rsid="000eb795"/>
    </style:style>
    <style:style style:name="T30" style:family="text">
      <style:text-properties officeooo:rsid="000c1acd"/>
    </style:style>
    <style:style style:name="T31" style:family="text">
      <style:text-properties style:font-name="Liberation Sans" officeooo:rsid="000a2c6e"/>
    </style:style>
    <style:style style:name="T32" style:family="text">
      <style:text-properties style:font-name="Liberation Sans" officeooo:rsid="000b327a"/>
    </style:style>
    <style:style style:name="T33" style:family="text">
      <style:text-properties style:font-name="Liberation Sans" officeooo:rsid="000c1acd"/>
    </style:style>
    <style:style style:name="T34" style:family="text">
      <style:text-properties style:font-name="Liberation Sans" style:text-underline-style="none" officeooo:rsid="000c1acd"/>
    </style:style>
    <style:style style:name="T35" style:family="text">
      <style:text-properties style:font-name="Liberation Sans" style:text-underline-style="solid" style:text-underline-width="auto" style:text-underline-color="font-color" officeooo:rsid="000c1acd"/>
    </style:style>
    <style:style style:name="T36" style:family="text">
      <style:text-properties style:font-name="Liberation Sans" officeooo:rsid="000b59a2"/>
    </style:style>
    <style:style style:name="T37" style:family="text">
      <style:text-properties style:font-name="Noto Serif" style:text-underline-style="none" officeooo:rsid="000c1ac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1ad317"/>
    </style:style>
    <style:style style:name="T40" style:family="text">
      <style:text-properties officeooo:rsid="001b7f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Deel 1: Introductie</text:h>
      <text:h text:style-name="P22" text:outline-level="2">Stap 1: <text:span text:style-name="T5">Teaser</text:span></text:h>
      <text:p text:style-name="P2">Uitleg syntax tree en parsing met visitor<text:span text:style-name="T28">.</text:span></text:p>
      <text:p text:style-name="P2">Demo Euclides voorbeeld, bespreking broncode<text:span text:style-name="T28">.</text:span></text:p>
      <text:p text:style-name="P2">Uitleg parse tree van Euclides<text:span text:style-name="T28">.</text:span></text:p>
      <text:p text:style-name="P10"><text:span text:style-name="T10">Uitleg c</text:span><text:span text:style-name="T9">ompiler met </text:span><text:span text:style-name="T11">ast-module en </text:span><text:span text:style-name="T9">visitor pattern</text:span><text:span text:style-name="T11"> a.d.h.v. beschrijving op site</text:span><text:span text:style-name="T15">.</text:span></text:p>
      <text:h text:style-name="P22" text:outline-level="2">Stap 2: <text:span text:style-name="T23">Wat kun je na deze les</text:span></text:h>
      <text:p text:style-name="P23">D<text:span text:style-name="T40">e volgende control structures gebruiken in praktische code:</text:span></text:p>
      <text:p text:style-name="P23"/>
      <text:list xml:id="list1501159450" text:style-name="L1">
        <text:list-item>
          <text:p text:style-name="P24">if () else </text:p>
        </text:list-item>
        <text:list-item>
          <text:p text:style-name="P24">for ( : ) </text:p>
        </text:list-item>
        <text:list-item>
          <text:p text:style-name="P24">for ( ; <text:s/>; ) </text:p>
        </text:list-item>
        <text:list-item>
          <text:p text:style-name="P24">while ( )</text:p>
        </text:list-item>
        <text:list-item>
          <text:p text:style-name="P24">do while ()</text:p>
        </text:list-item>
        <text:list-item>
          <text:p text:style-name="P24">switch ( ) case case default</text:p>
        </text:list-item>
        <text:list-item>
          <text:p text:style-name="P24">break</text:p>
        </text:list-item>
        <text:list-item>
          <text:p text:style-name="P24">try catch ( )</text:p>
        </text:list-item>
      </text:list>
      <text:h text:style-name="P22" text:outline-level="2">Stap 3: <text:span text:style-name="T7">Ophalen benodigde voorkennis</text:span></text:h>
      <text:p text:style-name="P3">P<text:span text:style-name="T25">rogramma opdrachten worden normaal gesproken </text:span><text:span text:style-name="T26">éé</text:span><text:span text:style-name="T25">n voor </text:span><text:span text:style-name="T26">éé</text:span><text:span text:style-name="T25">n van boven naar beneden doorlopen.</text:span></text:p>
      <text:p text:style-name="P4">Een control structure verandert dit<text:span text:style-name="T27">, delen worden bijvoorbeeld overgeslagen of herhaald.</text:span></text:p>
      <text:p text:style-name="P11"><text:span text:style-name="T13">Een </text:span><text:span text:style-name="T12">conditional statement </text:span><text:span text:style-name="T13">is een control structure die zorgt dat bepaalde delen wel of niet worden uitgevoerd </text:span><text:span text:style-name="T12">, afhankelijk van conditions (voorwaarden)</text:span><text:span text:style-name="T15">.</text:span></text:p>
      <text:p text:style-name="P5">Een condition kan waar of onwaar zijn<text:span text:style-name="T28">.</text:span></text:p>
      <text:p text:style-name="P6">Als variabele <text:span text:style-name="T38">x</text:span> de waarde <text:span text:style-name="T38">5</text:span> heeft, is condition <text:span text:style-name="T38">a &lt; 10 </text:span>is waar en condition <text:span text:style-name="T38">a &gt; 100 </text:span>is onwaar<text:span text:style-name="T28">.</text:span></text:p>
      <text:h text:style-name="P21" text:outline-level="1"><text:span text:style-name="T22">Deel 2: </text:span>Kern</text:h>
      <text:h text:style-name="P22" text:outline-level="2">Stap 4: <text:span text:style-name="T8">U</text:span><text:span text:style-name="T7">itleg van de nieuwe lesstof</text:span></text:h>
      <text:p text:style-name="P7">Korte samenvatting van de bijbehorende videoles, gelegenheid tot vragen<text:span text:style-name="T28">.</text:span></text:p>
      <text:p text:style-name="P7"/>
      <text:p text:style-name="P12"><text:span text:style-name="T17">Demo van conditions in de command prompt, incl. logical operators</text:span><text:span text:style-name="T15">.</text:span></text:p>
      <text:p text:style-name="P13"><text:span text:style-name="T17">D</text:span><text:span text:style-name="T18">emo maken en runnen van programmabestand vanaf command prompt</text:span><text:span text:style-name="T15">.</text:span></text:p>
      <text:p text:style-name="P9"/>
      <text:p text:style-name="P14"><text:span text:style-name="T18">U</text:span><text:span text:style-name="T6">itleg eenvoudige conditional expression</text:span><text:span text:style-name="T15">.</text:span></text:p>
      <text:p text:style-name="P14"><text:span text:style-name="T6">Demo eenvoudige conditional expression</text:span><text:span text:style-name="T15">.</text:span></text:p>
      <text:p text:style-name="P14"/>
      <text:p text:style-name="P14"><text:span text:style-name="T18">U</text:span><text:span text:style-name="T6">Itleg eenvoudige</text:span><text:span text:style-name="T20"> exception</text:span><text:span text:style-name="T15">.</text:span></text:p>
      <text:p text:style-name="P14"><text:span text:style-name="T6">Demo eenvoudige</text:span><text:span text:style-name="T20"> exception</text:span><text:span text:style-name="T15">.</text:span></text:p>
      <text:h text:style-name="P22" text:outline-level="2"><text:soft-page-break/>Stap 5: <text:span text:style-name="T5">Voorbeelden en vragen door docent</text:span></text:h>
      <text:p text:style-name="P15"><text:span text:style-name="T9">G</text:span><text:span text:style-name="T10">ebruik </text:span><text:span text:style-name="T9">van </text:span><text:span text:style-name="T19">if..elif..else</text:span><text:span text:style-name="T14">, conditional expessions en exceptions </text:span><text:span text:style-name="T10">in </text:span><text:span text:style-name="T19">Generator.visitClassDef</text:span><text:span text:style-name="T16">.</text:span></text:p>
      <text:h text:style-name="P22" text:outline-level="2">Stap 6: <text:span text:style-name="T24">Oefenen met de nieuwe lesstof</text:span></text:h>
      <text:p text:style-name="Standard"><text:span text:style-name="T6">Maak een programma dat vraagt of iemand koffie</text:span><text:span text:style-name="T15">, </text:span><text:span text:style-name="T6">thee</text:span><text:span text:style-name="T15">, frisdrank of water </text:span><text:span text:style-name="T6">wil (</text:span><text:span text:style-name="T15">gechaind) </text:span><text:span text:style-name="T6">en daarbinnen (</text:span><text:span text:style-name="T15">genest) indien van toepassing of iemand melk, suiker en/of citroen wil.</text:span></text:p>
      <text:p text:style-name="Standard"><text:span text:style-name="T6">Afhankelijk van wat </text:span><text:span text:style-name="T15">je intypt, drukt het programma af wat er allemaal in het kopje of glas komt.</text:span></text:p>
      <text:h text:style-name="P22" text:outline-level="2">Stap 7: Feedback <text:span text:style-name="T5">op gemaakte oefening</text:span></text:h>
      <text:p text:style-name="P18">Een of meerdere leden van elke groep <text:span text:style-name="T39">delen</text:span> hun <text:span text:style-name="T39">programma</text:span>, docent en medestudenten geven feedback, evt. na vragen om nadere uitleg<text:span text:style-name="T29">.</text:span></text:p>
      <text:h text:style-name="P21" text:outline-level="1"><text:span text:style-name="T22">Deel 3: </text:span>Af<text:span text:style-name="T22">ronding</text:span></text:h>
      <text:h text:style-name="P22" text:outline-level="2">Stap 8: Evalu<text:span text:style-name="T24">eren of deze les goed “geland” is</text:span></text:h>
      <text:p text:style-name="P8">E<text:span text:style-name="T30">é</text:span>n of meer leden van elke groep stellen vragen en/of geven tips en/of tops.</text:p>
      <text:h text:style-name="P22" text:outline-level="2">Stap 9: <text:span text:style-name="T5">Huiswerk om je de lesstof verder eigen te maken</text:span></text:h>
      <text:p text:style-name="P16"><text:span text:style-name="T31">Z</text:span><text:span text:style-name="T32">ie opdrachten-tab in </text:span><text:span text:style-name="T33">MS-Teams</text:span><text:span text:style-name="T32">.</text:span><text:span text:style-name="T33"><text:line-break/><text:line-break/></text:span><text:span text:style-name="T34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37">ë</text:span><text:span text:style-name="T34">igende wijze in MS-Teams.</text:span><text:span text:style-name="T35"><text:line-break/><text:line-break/></text:span><text:span text:style-name="T32">De resultaten worden d</text:span><text:span text:style-name="T36">eels in de volgende les, deels individueel besproken.</text:span><text:span text:style-name="T32"> Maak de opdrachten op het door jou gekozen niveau zo goed mogelijk, maar wees ook niet bang om f</text:span><text:span text:style-name="T36">outen te maken. </text:span><text:span text:style-name="T33">Het gaat erom dat je een serieuze poging waagt en de docenten je indien nodig kunnen helpen om verder te komen.</text:span></text:p>
      <text:p text:style-name="P17"/>
      <text:p text:style-name="P19">--//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2" fo:font-size="9pt" fo:font-weight="bold" officeooo:rsid="0005b6e9" officeooo:paragraph-rsid="0005b6e9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a3cda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0-26T15:22:10.406991679</dc:date>
    <meta:editing-duration>PT1H35M17S</meta:editing-duration>
    <meta:editing-cycles>20</meta:editing-cycles>
    <meta:generator>LibreOffice/6.3.5.2$Linux_X86_64 LibreOffice_project/30$Build-2</meta:generator>
    <meta:document-statistic meta:table-count="0" meta:image-count="0" meta:object-count="0" meta:page-count="2" meta:paragraph-count="45" meta:word-count="458" meta:character-count="2784" meta:non-whitespace-character-count="2374"/>
  </office:meta>
</office:document-meta>
</file>